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106d6"/>
    </style:style>
    <style:style style:name="P2" style:family="paragraph" style:parent-style-name="Standard" style:list-style-name="L1">
      <style:text-properties officeooo:paragraph-rsid="000106d6"/>
    </style:style>
    <style:style style:name="P3" style:family="paragraph" style:parent-style-name="Standard">
      <style:text-properties officeooo:rsid="000106d6" officeooo:paragraph-rsid="000106d6"/>
    </style:style>
    <style:style style:name="P4" style:family="paragraph" style:parent-style-name="Standard">
      <style:text-properties fo:font-weight="bold" officeooo:rsid="000106d6" officeooo:paragraph-rsid="000106d6" style:font-weight-asian="bold" style:font-weight-complex="bold"/>
    </style:style>
    <style:style style:name="T1" style:family="text">
      <style:text-properties officeooo:rsid="000106d6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STx100y Prosjektoppgave møte, 02.09.2021</text:p>
      <text:p text:style-name="P3"/>
      <text:p text:style-name="P1">AGENDA: </text:p>
      <text:list xml:id="list2054838600" text:style-name="L1">
        <text:list-item>
          <text:p text:style-name="P2">Mette oppsummerer kort hvordan ting går så langt og datoene for fellesdelen (&lt; 5 min) </text:p>
        </text:list-item>
        <text:list-item>
          <text:p text:style-name="P2">Prosjektdelens undervisning starter 01.11 og avsluttes 26.11: hva tenker hver av Steffi, Charles, Ketil om "forelesningsplan"? (5 min hver, deretter dikusjon) </text:p>
        </text:list-item>
        <text:list-item>
          <text:p text:style-name="P2">Status prosjektoppgaven? Husk at vi skal RETTE potensielt 1200/X oppgave – dette blir heftig. (Diskusjon) <text:span text:style-name="T1">I</text:span></text:p>
        </text:list-item>
        <text:list-item>
          <text:p text:style-name="P2"><text:span text:style-name="T1">I</text:span>nnleveringsfrist for prosjektet? Forslag som tas med referansegruppa i neste uke. </text:p>
        </text:list-item>
        <text:list-item>
          <text:p text:style-name="P2">Danne grupper: I fjor var den endel som trengte hjelp og ikke kjente noen. BIDATA har sagt de kan hjelpe med det, kan vi legge dette ansvaret over på studieprogrammene? </text:p>
        </text:list-item>
        <text:list-item>
          <text:p text:style-name="P2">Annet? Opplæring i Python? Kontakt med studieprogrammene?</text:p>
        </text:list-item>
      </text:list>
      <text:p text:style-name="P1"/>
      <text:p text:style-name="P3"><text:span text:style-name="T2">Notater</text:span>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21-09-02T09:37:21.682364381</meta:creation-date>
    <dc:date>2021-09-02T09:39:14.940005481</dc:date>
    <dc:creator>Steffi </dc:creator>
    <meta:editing-duration>PT1M5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11" meta:character-count="730" meta:non-whitespace-character-count="628"/>
  </office:meta>
</office:document-meta>
</file>